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d84b" officeooo:paragraph-rsid="0005d84b"/>
    </style:style>
    <style:style style:name="P2" style:family="paragraph" style:parent-style-name="Standard" style:list-style-name="L1">
      <style:text-properties officeooo:rsid="0005d84b" officeooo:paragraph-rsid="0005d84b"/>
    </style:style>
    <style:style style:name="P3" style:family="paragraph" style:parent-style-name="Standard" style:list-style-name="L1">
      <style:text-properties officeooo:rsid="00066911" officeooo:paragraph-rsid="00066911"/>
    </style:style>
    <style:style style:name="T1" style:family="text">
      <style:text-properties officeooo:rsid="000669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ploi du subjonctif :</text:p>
      <text:p text:style-name="P1"/>
      <text:list xml:id="list3262057085" text:style-name="L1">
        <text:list-item>
          <text:p text:style-name="P2">[Hypothèse] → [subj]</text:p>
          <text:list>
            <text:list-item>
              <text:p text:style-name="P2">Es posible que</text:p>
            </text:list-item>
            <text:list-item>
              <text:p text:style-name="P3">Puede que</text:p>
            </text:list-item>
            <text:list-item>
              <text:p text:style-name="P3">Puede ser que</text:p>
            </text:list-item>
            <text:list-item>
              <text:p text:style-name="P3">Acaso</text:p>
            </text:list-item>
            <text:list-item>
              <text:p text:style-name="P3">Quizá</text:p>
            </text:list-item>
            <text:list-item>
              <text:p text:style-name="P3">Quizás</text:p>
            </text:list-item>
            <text:list-item>
              <text:p text:style-name="P3">Tal vez</text:p>
            </text:list-item>
          </text:list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09:32:25.825000000</meta:creation-date>
    <dc:date>2018-09-26T14:14:11.286000000</dc:date>
    <meta:editing-duration>PT18M54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0" meta:word-count="29" meta:character-count="110" meta:non-whitespace-character-count="99"/>
  </office:meta>
</office:document-meta>
</file>